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fo:font-weight="bold" style:font-weight-asian="bold" style:font-weight-complex="bold"/>
    </style:style>
    <style:style style:name="P9"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0" style:family="paragraph" style:parent-style-name="Standard">
      <style:paragraph-properties fo:text-align="start" style:justify-single-word="false"/>
      <style:text-properties style:font-name="Times New Roman" fo:font-weight="normal" officeooo:paragraph-rsid="000442db"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00fd6c"/>
    </style:style>
    <style:style style:name="P13" style:family="paragraph" style:parent-style-name="Standard">
      <style:paragraph-properties fo:text-align="start" style:justify-single-word="false"/>
      <style:text-properties officeooo:paragraph-rsid="000442db"/>
    </style:style>
    <style:style style:name="P14" style:family="paragraph" style:parent-style-name="Standard" style:list-style-name="L1">
      <style:paragraph-properties fo:text-align="justify" style:justify-single-word="false"/>
      <style:text-properties style:font-name="Times New Roman"/>
    </style:style>
    <style:style style:name="P15" style:family="paragraph" style:parent-style-name="Standard" style:list-style-name="L4">
      <style:paragraph-properties fo:text-align="justify" style:justify-single-word="false"/>
      <style:text-properties style:font-name="Times New Roman"/>
    </style:style>
    <style:style style:name="P16" style:family="paragraph" style:parent-style-name="Standard" style:list-style-name="L2">
      <style:paragraph-properties fo:text-align="justify" style:justify-single-word="false"/>
      <style:text-properties style:font-name="Times New Roman" fo:font-weight="bold" style:font-weight-asian="bold" style:font-weight-complex="bold"/>
    </style:style>
    <style:style style:name="P17" style:family="paragraph" style:parent-style-name="Standard" style:list-style-name="L3">
      <style:paragraph-properties fo:text-align="justify" style:justify-single-word="false"/>
      <style:text-properties style:font-name="Times New Roman" fo:font-weight="bold" style:font-weight-asian="bold"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fo:font-weight="bold" officeooo:rsid="0000fd6c" style:font-weight-asian="bold"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579d1c" style:font-name="Times New Roman"/>
    </style:style>
    <style:style style:name="T9" style:family="text">
      <style:text-properties fo:color="#579d1c" style:font-name="Times New Roman" officeooo:rsid="0000fd6c"/>
    </style:style>
    <style:style style:name="T10" style:family="text">
      <style:text-properties style:font-name="Times New Roman"/>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officeooo:rsid="0000fd6c"/>
    </style:style>
    <style:style style:name="T13" style:family="text">
      <style:text-properties style:font-name="Times New Roman" fo:font-weight="normal" style:font-weight-asian="normal" style:font-weight-complex="normal"/>
    </style:style>
    <style:style style:name="T14" style:family="text">
      <style:text-properties officeooo:rsid="0000fd6c"/>
    </style:style>
    <style:style style:name="T15" style:family="text">
      <style:text-properties style:text-position="sub 58%"/>
    </style:style>
    <style:style style:name="T16" style:family="text">
      <style:text-properties officeooo:rsid="0003e391"/>
    </style:style>
    <style:style style:name="T17" style:family="text">
      <style:text-properties officeooo:rsid="000442db"/>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 <text:span text:style-name="T16">20</text:span> : Conservation de l'énergie</text:p>
      <text:p text:style-name="P3"/>
      <text:p text:style-name="P4"><text:span text:style-name="T3">Élément imposé</text:span> : Évolution du système Terre-Lune(leçon Fenril), Roues à inertie, orbite astéroîde (voir exo dans le Pearson) , main qui chauffe quand on frotte (exo Pearson)</text:p>
      <text:p text:style-name="P4"/>
      <text:p text:style-name="P7"><text:span text:style-name="T2">Niveau</text:span><text:span text:style-name="T1"> : (L1, BCPST1)</text:span></text:p>
      <text:p text:style-name="P5"/>
      <text:p text:style-name="P4"><text:span text:style-name="T3">Prérequis</text:span> :</text:p>
      <text:p text:style-name="P4">- Mécanique : PFD, forces usuelles (L1), <text:s/>puissance, travail des forces usuelles (L1), energie- cinétique (TS), le pendule simple (L1)</text:p>
      <text:p text:style-name="P4">- Thermo : Description d'un système, premier principe, fonctionnement d'un calorimètre, capacité thermique <text:s/>(TS)</text:p>
      <text:p text:style-name="P4">- Acquisition et traitement du signal (L1)</text:p>
      <text:p text:style-name="P4">- Repère polaire , vitesse, déplacement élémentaire (L1)</text:p>
      <text:p text:style-name="P4"/>
      <text:p text:style-name="P4"><text:span text:style-name="T3">Biblio</text:span> :</text:p>
      <text:list xml:id="list1450365786" text:style-name="L1">
        <text:list-item>
          <text:p text:style-name="P14">Duffait CAPES (p.279 calorimétrie), (p.264 pendule pesant)</text:p>
        </text:list-item>
        <text:list-item>
          <text:p text:style-name="P14">Grecias BCPST ?</text:p>
        </text:list-item>
      </text:list>
      <text:p text:style-name="P5"/>
      <text:p text:style-name="P4"><text:span text:style-name="T3">Introduction pédagogique </text:span><text:span text:style-name="T4">:</text:span></text:p>
      <text:p text:style-name="P4">Notion déjà connu par les élèves (1e et TS). Il s'agit d'approfondir avec notamment le théorème de l'énergie cinétique. On va approfondir les connaissances en introduisant les théorèmes énergétiques pour retrouver des expériences que les élèves connaissent, viennent de voir avec notamment le PFD.</text:p>
      <text:p text:style-name="P4">On se base sur l'exemple du pendule simple</text:p>
      <text:p text:style-name="P4">Visualisation de la conservation de l'énergie à plusieurs échelle en exploitant le 1er principe de la thermo </text:p>
      <text:p text:style-name="P4">Avant : cours sur la dynamique du point matériel, le travail et la puissance d'une force</text:p>
      <text:p text:style-name="P4">Après : cours sur la thermodynamique</text:p>
      <text:p text:style-name="P4">Difficultés : Vecteurs et produits scalaires</text:p>
      <text:p text:style-name="P4">TD : Exercices pour déterminer l'équation de mouvement grâce aux théorème énergétique. Exercice sur les oscillateurs harmoniques, le mouvement d'un satellite dans un champ de force gravitationnelle.</text:p>
      <text:p text:style-name="P4">TP : Étude de chute libre, ressort (avec et sans frottements)</text:p>
      <text:p text:style-name="P4"/>
      <text:p text:style-name="P6"><text:tab/>Introduction</text:p>
      <text:p text:style-name="P4">Aujourd'hui nous allons nous intéresser au principe de conservation de l'énergie. Slide citation Feynman. </text:p>
      <text:p text:style-name="P4">La quantité à laquelle nous allons nous intéresser ici est l'énergie. Même si le système peut changer de position ou encore de température, l'énergie totale du système est conservé. Cela s'applique dans de nombreux domaines de la physique.</text:p>
      <text:p text:style-name="P4">Vous avez déjà vu la conservation de p pour un système isolé. Pour un système isolé → conservation de l'énergie totale</text:p>
      <text:p text:style-name="P4">Transformation de, ex skieur. Mais dans le cas d’une voiture qui freine sur une ligne horizontale ? Qu’est-ce qui fait qu’on a des transformations d’énergie ? </text:p>
      <text:p text:style-name="P5"/>
      <text:p text:style-name="P7"><text:span text:style-name="T2">Objectifs</text:span><text:span text:style-name="T1"> : </text:span>Comprendre la conservation de l'énergie à plusieurs échelles.</text:p>
      <text:p text:style-name="P7"/>
      <text:list xml:id="list2151991092" text:style-name="L2">
        <text:list-item>
          <text:p text:style-name="P16">Approche macroscopique</text:p>
        </text:list-item>
      </text:list>
      <text:p text:style-name="P2"><text:span text:style-name="T11">On va essayer de comprendre cette vidéo :</text:span><text:a xlink:type="simple" xlink:href="https://www.youtube.com/watch?v=xXXF2C-vrQE" text:style-name="Internet_20_link" text:visited-style-name="Visited_20_Internet_20_Link"><text:span text:style-name="T11">https://www.youtube.com/watch?v=xXXF2C-vrQE</text:span></text:a><text:span text:style-name="T11"> </text:span></text:p>
      <text:p text:style-name="P4">Le pendule ne dépasse pas sa position initiale, pourquoi ?</text:p>
      <text:p text:style-name="P4"/>
      <text:p text:style-name="P8"><text:tab/>A. Théorème de l'énergie cinétique</text:p>
      <text:p text:style-name="P7"><text:soft-page-break/>On a <draw:frame draw:style-name="fr1" draw:name="Objet1" text:anchor-type="as-char" svg:y="-0.619cm" svg:width="2.117cm" svg:height="0.998cm" draw:z-index="0"><draw:object xlink:href="./Object 1" xlink:type="simple" xlink:show="embed" xlink:actuate="onLoad"/><draw:image xlink:href="./ObjectReplacements/Object 1" xlink:type="simple" xlink:show="embed" xlink:actuate="onLoad"/></draw:frame></text:p>
      <text:p text:style-name="P7">Dans un référentiel galiléen, pour un système soumis à Fext, on a <draw:frame draw:style-name="fr1" draw:name="Objet2" text:anchor-type="as-char" svg:y="-0.619cm" svg:width="2.766cm" svg:height="0.998cm" draw:z-index="1"><draw:object xlink:href="./Object 2" xlink:type="simple" xlink:show="embed" xlink:actuate="onLoad"/><draw:image xlink:href="./ObjectReplacements/Object 2" xlink:type="simple" xlink:show="embed" xlink:actuate="onLoad"/></draw:frame></text:p>
      <text:p text:style-name="P7">On fait le produit scalaire avec v → <draw:frame draw:style-name="fr1" draw:name="Objet3" text:anchor-type="as-char" svg:y="-1.113cm" svg:width="3.902cm" svg:height="2.076cm" draw:z-index="2"><draw:object xlink:href="./Object 3" xlink:type="simple" xlink:show="embed" xlink:actuate="onLoad"/><draw:image xlink:href="./ObjectReplacements/Object 3" xlink:type="simple" xlink:show="embed" xlink:actuate="onLoad"/></draw:frame></text:p>
      <text:p text:style-name="P7">On a donc <draw:frame draw:style-name="fr1" draw:name="Objet5" text:anchor-type="as-char" svg:y="-0.845cm" svg:width="3.404cm" svg:height="1.602cm" draw:z-index="3"><draw:object xlink:href="./Object 5" xlink:type="simple" xlink:show="embed" xlink:actuate="onLoad"/><draw:image xlink:href="./ObjectReplacements/Object 5" xlink:type="simple" xlink:show="embed" xlink:actuate="onLoad"/></draw:frame></text:p>
      <text:p text:style-name="P7">Exemple simple du pendule </text:p>
      <text:p text:style-name="P7">Schéma pendule (Slide)</text:p>
      <text:p text:style-name="P7">Référentiel galiléen, système la masse m</text:p>
      <text:p text:style-name="P7">Bilan des forces : <draw:frame draw:style-name="fr1" draw:name="Objet7" text:anchor-type="as-char" svg:y="-0.859cm" svg:width="4.821cm" svg:height="1.566cm" draw:z-index="5"><draw:object xlink:href="./Object 7" xlink:type="simple" xlink:show="embed" xlink:actuate="onLoad"/><draw:image xlink:href="./ObjectReplacements/Object 7" xlink:type="simple" xlink:show="embed" xlink:actuate="onLoad"/></draw:frame></text:p>
      <text:p text:style-name="P7"/>
      <text:p text:style-name="P7">Rappel travail d'une force : W(F) = F.dl</text:p>
      <text:p text:style-name="P7"><draw:frame draw:style-name="fr1" draw:name="Objet4" text:anchor-type="as-char" svg:y="-1.408cm" svg:width="4.242cm" svg:height="2.665cm" draw:z-index="6"><draw:object xlink:href="./Object 4" xlink:type="simple" xlink:show="embed" xlink:actuate="onLoad"/><draw:image xlink:href="./ObjectReplacements/Object 4" xlink:type="simple" xlink:show="embed" xlink:actuate="onLoad"/></draw:frame></text:p>
      <text:p text:style-name="P7">On a directement l'équation du mouvement</text:p>
      <text:p text:style-name="P7"/>
      <text:p text:style-name="P7"><text:span text:style-name="T7">Transition</text:span> : Vous savez qu'il existe une autre forme d'énergie : l'énergie potentielle, quel est son lien avec le travail ?</text:p>
      <text:p text:style-name="P7"/>
      <text:p text:style-name="P7"><text:tab/><text:span text:style-name="T5">B. </text:span><text:span text:style-name="T6">Énergie</text:span><text:span text:style-name="T5"> potentielle</text:span></text:p>
      <text:p text:style-name="P7">Par exemple on lève un poids</text:p>
      <text:p text:style-name="P7">On applique une force Fop <text:s/>pour amener un objet à un point malgré une force (Grecias p560, à vérifier, il y aurait un exo/Schéma bien)</text:p>
      <text:p text:style-name="P7">Le travail de cette force est Wop :</text:p>
      <text:p text:style-name="P7">→ ΔEp = Wop =-Wpoids</text:p>
      <text:p text:style-name="P7">Remarque: Δep ne dépend pas du chemin suivi car P est une force conservative. Vrai seulement pour force conservative </text:p>
      <text:p text:style-name="P7">Généralisation : <text:s/>dEp=-δW(ΣFc) = - ΣδW(Fc)</text:p>
      <text:p text:style-name="P7">Retour sur le TEC : dEc= δW(F) = δW(Fnc) + δW(Fc)= δW(Fnc) - dEp</text:p>
      <text:p text:style-name="P7">Donc dEm = dEc+dEp = δWnc</text:p>
      <text:p text:style-name="P7">On a donc une importance ? Distinguer force conservative et force non conservative : on a ΔEc = δWnc + δWc → d(Ec+Ep) = δWnc</text:p>
      <text:p text:style-name="P7">Si pas de force non conservative → dEm=0 Conservation </text:p>
      <text:p text:style-name="P11"><text:a xlink:type="simple" xlink:href="https://phet.colorado.edu/sims/html/pendulum-lab/latest/pendulum-lab_fr.html" text:style-name="Internet_20_link" text:visited-style-name="Visited_20_Internet_20_Link"><text:span text:style-name="T10">https://phet.colorado.edu/sims/html/pendulum-lab/latest/pendulum-lab_fr.html</text:span></text:a><text:span text:style-name="T10"> <text:s/></text:span><text:a xlink:type="simple" xlink:href="http://scphysiques.free.fr/" text:style-name="Internet_20_link" text:visited-style-name="Visited_20_Internet_20_Link">http://scphysiques.free.fr/</text:a> <text:span text:style-name="T10"><text:s/>Pendule </text:span><text:span text:style-name="T12">2</text:span><text:span text:style-name="T10"> avec et sans frottement</text:span></text:p>
      <text:p text:style-name="P7">Tracer Ec, Ep, et Em en fonction de t</text:p>
      <text:p text:style-name="P7">→ sans frottement : conservation</text:p>
      <text:p text:style-name="P7">on trace en fonction de θ dans le cas sans frottement → Ep&lt;=Em</text:p>
      <text:p text:style-name="P7">Ec&gt;= 0 → Ep(θ)&lt;= Em</text:p>
      <text:p text:style-name="P7">Or Ec(θ0)=0 donc Ep(θ0)=Em, θ est borné par [-θ<text:span text:style-name="T15">0</text:span>,θ<text:span text:style-name="T15">0</text:span>] Retour sur la vidéo</text:p>
      <text:p text:style-name="P7"/>
      <text:p text:style-name="P7"><text:soft-page-break/>→ avec frottement : dissipation donc Em diminue</text:p>
      <text:p text:style-name="P7"><text:s/></text:p>
      <text:p text:style-name="P7"><text:span text:style-name="T7">Transition</text:span> : Avec frottement, il y a dissipation d'énergie, où est-elle passée ?</text:p>
      <text:p text:style-name="P7"/>
      <text:list xml:id="list3414147141" text:style-name="L3">
        <text:list-item>
          <text:p text:style-name="P17">Approche microscopique</text:p>
        </text:list-item>
      </text:list>
      <text:p text:style-name="P9">Au lycée déjà vu la notion d'énergie microscopique d'un système et d'énergie interne.</text:p>
      <text:list xml:id="list84321406606197" text:continue-numbering="true" text:style-name="L3">
        <text:list-header>
          <text:p text:style-name="P17"/>
          <text:p text:style-name="P17">A. Premier principe de la thermodynamique</text:p>
        </text:list-header>
      </text:list>
      <text:p text:style-name="P9">Principe de conservation : l'énergie E d'un système isolé se conserve (1845 J.R. Von Mayer)</text:p>
      <text:p text:style-name="P9">Un système isolé n'échange ni matière ni énergie avec l'extérieur.</text:p>
      <text:p text:style-name="P9">Le premier principe pour un système thermoélastique fermé : (thermoélastique = que travail et transfert thermique)</text:p>
      <text:p text:style-name="P7">ΔU + ΔEm = Etot = W + Q équation de conservation. Le seul moyen de faire varier l'énergie du système est lorsque qu'il gagne ou fournit un travail ou un transfert thermique. </text:p>
      <text:p text:style-name="P7">Aussi énergie interne U= Ecmicro (agitation thermique) + Epmicro (int<text:span text:style-name="T14">e</text:span>raction entre particule) </text:p>
      <text:p text:style-name="P7">Energie macroscopique perdu sous forme d'énergie microscopique</text:p>
      <text:list xml:id="list2359313732" text:style-name="L4">
        <text:list-item>
          <text:list>
            <text:list-item>
              <text:list>
                <text:list-header>
                  <text:p text:style-name="P15"/>
                </text:list-header>
              </text:list>
            </text:list-item>
          </text:list>
        </text:list-item>
      </text:list>
      <text:p text:style-name="P7"><text:span text:style-name="T7">Transition</text:span> : Bilan d'énergie via ce principe</text:p>
      <text:p text:style-name="P7"/>
      <text:p text:style-name="P7"><text:tab/><text:span text:style-name="T5">B. Application à la calorimétrie</text:span></text:p>
      <text:p text:style-name="P11"><text:span text:style-name="T10">On va déterminer la capacité calorifique d'un matériau, </text:span><text:span text:style-name="T12">plomb</text:span></text:p>
      <text:p text:style-name="P7">Capacité calorifique massique = énergie qu'il faut apporter à 1kg d'un composé pour élever sa température d'un degré K. </text:p>
      <text:p text:style-name="P7">Slide schéma de l'expérience </text:p>
      <text:p text:style-name="P7">Le volume est constant : pas de travail des forces de pression. </text:p>
      <text:p text:style-name="P7">Adiabatique et énergie macro constante (pas d'agitation, nie de variation de vitesse ou position)</text:p>
      <text:p text:style-name="P7">Système : {calorimètre + eau + laiton}</text:p>
      <text:p text:style-name="P7">On a donc :</text:p>
      <text:p text:style-name="P7">On fait en réalité bilan sur H (pas encore vu en BCPST en L1 mais on <text:span text:style-name="T14">le </text:span>verra l'année prochaine</text:p>
      <text:p text:style-name="P7"><draw:frame draw:style-name="fr1" draw:name="Objet6" text:anchor-type="as-char" svg:y="-0.88cm" svg:width="10.164cm" svg:height="1.676cm" draw:z-index="4"><draw:object xlink:href="./Object 6" xlink:type="simple" xlink:show="embed" xlink:actuate="onLoad"/><draw:image xlink:href="./ObjectReplacements/Object 6" xlink:type="simple" xlink:show="embed" xlink:actuate="onLoad"/></draw:frame></text:p>
      <text:p text:style-name="P12"><text:span text:style-name="T9">AN : </text:span><text:a xlink:type="simple" xlink:href="http://www.fmarchand67.com/documents/TS/TSP1/TSP1SP3/TSP1SP3Ch14/TSP1SP3Ch14T3-correction_exercices_calorimetrie.pdf" text:style-name="Internet_20_link" text:visited-style-name="Visited_20_Internet_20_Link">http://www.fmarchand67.com/documents/TS/TSP1/TSP1SP3/TSP1SP3Ch14/TSP1SP3Ch14T3-correction_exercices_calorimetrie.pdf</text:a><text:span text:style-name="T8"> </text:span></text:p>
      <text:p text:style-name="P7">Incertitude : m surtout celle du calorimètre, et T. + Pas réellement système parfait</text:p>
      <text:p text:style-name="P7">L'énergie interne du bloc est conservée, → a chauffé l'eau.</text:p>
      <text:p text:style-name="P7">Pas parfait car pas totalement adiabatique</text:p>
      <text:p text:style-name="P8"/>
      <text:p text:style-name="P8"><text:tab/>Conlusion</text:p>
      <text:p text:style-name="P7">Bilan, conservation de l'énergie à différentes échelles</text:p>
      <text:p text:style-name="P7">Réponse aux questions del'intro</text:p>
      <text:p text:style-name="P7">Ouverture : autre principe de conservation comme la conservation de la charge ou de la masse</text:p>
      <text:p text:style-name="P7">Ou système ouvert → 1er principe industriel</text:p>
      <text:p text:style-name="P7"/>
      <text:p text:style-name="P7"/>
      <text:p text:style-name="P7"/>
      <text:p text:style-name="P7"/>
      <text:p text:style-name="P7"/>
      <text:p text:style-name="P7"/>
      <text:p text:style-name="P7"/>
      <text:p text:style-name="P7"/>
      <text:p text:style-name="P9"><text:soft-page-break/></text:p>
      <text:p text:style-name="P10">Conservation dans le cas du pendule : https://demonstrations.wolfram.com/ConservationOfEnergyWithASimplePendulum/ </text:p>
      <text:p text:style-name="P10">ou http://scphysiques.free.fr/ ou https://phet.colorado.edu/sims/html/pendulum-lab/latest/pendulum-lab_fr.html </text:p>
      <text:p text:style-name="P10">Conservation ou non dans le cas d’un lancer de balle : http://scphysiques.free.fr/animations/animations.htm </text:p>
      <text:p text:style-name="P10">Mouvement dans le champ de pesanteur avec frottements : étude énergétique </text:p>
      <text:p text:style-name="P10">Déformation d’une balle : https://www.youtube.com/watch?v=1yT0hxplVBg </text:p>
      <text:p text:style-name="P10"/>
      <text:p text:style-name="P10"/>
      <text:p text:style-name="P10">Questions : </text:p>
      <text:p text:style-name="P13"><text:span text:style-name="T13">– à quoi dûes forces de marées ? </text:span>Référentiel non galiléen, bila<text:span text:style-name="T17">n, toutes les 12h</text:span></text:p>
      <text:p text:style-name="P10">– Pourquoi en france beaucoup de marées ? Résonnance dans les baies</text:p>
      <text:p text:style-name="P10">– autre quantité conservée ? Moment cinétique total</text:p>
      <text:p text:style-name="P10">– intérêt des lois de conservations ? Simplifie problèmes</text:p>
      <text:p text:style-name="P10">– o<text:span text:style-name="T17">ù</text:span> va énergie dans frein de voiture ? Thermique</text:p>
      <text:p text:style-name="P10">– quels types de frottements pour arrêter pendule ? Fluide et solide</text:p>
      <text:p text:style-name="P10">– autre lois de conservation en physique ? P si système isolé</text:p>
      <text:p text:style-name="P10">– application industrielle de conservation ? Roue <text:span text:style-name="T17">à</text:span> inerti<text:span text:style-name="T17">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4:53:17.68</meta:creation-date>
    <dc:date>2021-04-18T10:16:10.852000000</dc:date>
    <meta:editing-duration>P1DT41M37S</meta:editing-duration>
    <meta:editing-cycles>41</meta:editing-cycles>
    <meta:generator>LibreOffice/6.2.8.2$Windows_X86_64 LibreOffice_project/f82ddfca21ebc1e222a662a32b25c0c9d20169ee</meta:generator>
    <meta:document-statistic meta:table-count="0" meta:image-count="0" meta:object-count="7" meta:page-count="4" meta:paragraph-count="105" meta:word-count="1058" meta:character-count="6925" meta:non-whitespace-character-count="5928"/>
  </office:meta>
</office:document-meta>
</file>

<file path=Object 1/content.xml><?xml version="1.0" encoding="utf-8"?>
<math xmlns="http://www.w3.org/1998/Math/MathML">
  <semantics>
    <mrow>
      <mrow>
        <mi mathvariant="italic">Ec</mi>
        <mo stretchy="false">=</mo>
        <mfrac>
          <mrow>
            <mn>1</mn>
          </mrow>
          <mrow>
            <mn>2</mn>
          </mrow>
        </mfrac>
      </mrow>
      <mi>m</mi>
      <msup>
        <mi>v</mi>
        <mrow>
          <mn>2</mn>
        </mrow>
      </msup>
    </mrow>
    <annotation encoding="StarMath 5.0">Ec = {1} over {2} m v^{2}</annotation>
  </semantics>
</math>
</file>

<file path=Object 2/content.xml><?xml version="1.0" encoding="utf-8"?>
<math xmlns="http://www.w3.org/1998/Math/MathML">
  <semantics>
    <mrow>
      <mi>m</mi>
      <mrow>
        <mfrac>
          <mrow>
            <mi>d</mi>
            <mover accent="true">
              <mi>v</mi>
              <mo stretchy="false">⃗</mo>
            </mover>
          </mrow>
          <mrow>
            <mi mathvariant="italic">dt</mi>
          </mrow>
        </mfrac>
        <mo stretchy="false">=</mo>
        <mrow>
          <mo stretchy="false">∑</mo>
          <mover accent="true">
            <msub>
              <mi>F</mi>
              <mrow>
                <mi mathvariant="italic">ext</mi>
              </mrow>
            </msub>
            <mo stretchy="false">⃗</mo>
          </mover>
        </mrow>
      </mrow>
    </mrow>
    <annotation encoding="StarMath 5.0">m {d vec v} over {dt} = sum vec F_{ext}</annotation>
  </semantics>
</math>
</file>

<file path=Object 3/content.xml><?xml version="1.0" encoding="utf-8"?>
<math xmlns="http://www.w3.org/1998/Math/MathML">
  <semantics>
    <mtable>
      <mtr>
        <mtd>
          <mrow>
            <mi>m</mi>
            <mover accent="true">
              <mi mathvariant="italic">v.</mi>
              <mo stretchy="false">⃗</mo>
            </mover>
            <mrow>
              <mfrac>
                <mrow>
                  <mi>d</mi>
                  <mover accent="true">
                    <mi>v</mi>
                    <mo stretchy="false">⃗</mo>
                  </mover>
                </mrow>
                <mrow>
                  <mi mathvariant="italic">dt</mi>
                </mrow>
              </mfrac>
              <mo stretchy="false">=</mo>
              <mrow>
                <mo stretchy="false">∑</mo>
                <mover accent="true">
                  <mi mathvariant="italic">v.</mi>
                  <mo stretchy="false">⃗</mo>
                </mover>
              </mrow>
            </mrow>
            <mover accent="true">
              <msub>
                <mi>F</mi>
                <mrow>
                  <mi mathvariant="italic">ext</mi>
                </mrow>
              </msub>
              <mo stretchy="false">⃗</mo>
            </mover>
          </mrow>
        </mtd>
      </mtr>
      <mtr>
        <mtd>
          <mrow>
            <mfrac>
              <mrow>
                <mn>1</mn>
              </mrow>
              <mrow>
                <mn>2</mn>
              </mrow>
            </mfrac>
            <mi>m</mi>
            <mrow>
              <mfrac>
                <mrow>
                  <mi>d</mi>
                  <msup>
                    <mi>v</mi>
                    <mrow>
                      <mn>2</mn>
                    </mrow>
                  </msup>
                </mrow>
                <mrow>
                  <mi mathvariant="italic">dt</mi>
                </mrow>
              </mfrac>
              <mo stretchy="false">=</mo>
              <mrow>
                <mo stretchy="false">∑</mo>
                <mi>P</mi>
              </mrow>
            </mrow>
            <mrow>
              <mo stretchy="false">(</mo>
              <mrow>
                <mover accent="true">
                  <msub>
                    <mi>F</mi>
                    <mrow>
                      <mi mathvariant="italic">ext</mi>
                    </mrow>
                  </msub>
                  <mo stretchy="false">⃗</mo>
                </mover>
              </mrow>
              <mo stretchy="false">)</mo>
            </mrow>
          </mrow>
        </mtd>
      </mtr>
    </mtable>
    <annotation encoding="StarMath 5.0">m vec v.{d vec v} over {dt} = sum vec v. vec F_{ext} newline
{1} over {2} m {d v^{2}} over {dt} = sum P(vec F_{ext})
</annotation>
  </semantics>
</math>
</file>

<file path=Object 4/content.xml><?xml version="1.0" encoding="utf-8"?>
<math xmlns="http://www.w3.org/1998/Math/MathML">
  <semantics>
    <mtable>
      <mtr>
        <mtd>
          <mrow>
            <mi>d</mi>
            <mrow>
              <mover accent="true">
                <mi>l</mi>
                <mo stretchy="false">⃗</mo>
              </mover>
              <mo stretchy="false">=</mo>
              <mi>l</mi>
            </mrow>
            <mover accent="true">
              <mo stretchy="false">θ</mo>
              <mo stretchy="false">˙</mo>
            </mover>
            <mover accent="true">
              <mi>e</mi>
              <mo stretchy="false">⃗</mo>
            </mover>
            <mo stretchy="false">θ</mo>
          </mrow>
        </mtd>
      </mtr>
      <mtr>
        <mtd>
          <mrow>
            <mo stretchy="false">δ</mo>
            <mi>W</mi>
            <mrow>
              <mrow>
                <mo stretchy="false">(</mo>
                <mrow>
                  <mover accent="true">
                    <mi>T</mi>
                    <mo stretchy="false">⃗</mo>
                  </mover>
                </mrow>
                <mo stretchy="false">)</mo>
              </mrow>
              <mo stretchy="false">=</mo>
              <mn>0</mn>
            </mrow>
          </mrow>
        </mtd>
      </mtr>
      <mtr>
        <mtd>
          <mrow>
            <mo stretchy="false">δ</mo>
            <mi>W</mi>
            <mrow>
              <mrow>
                <mo stretchy="false">(</mo>
                <mrow>
                  <mover accent="true">
                    <mi>P</mi>
                    <mo stretchy="false">⃗</mo>
                  </mover>
                </mrow>
                <mo stretchy="false">)</mo>
              </mrow>
              <mo stretchy="false">=</mo>
              <mrow>
                <mo stretchy="false">−</mo>
                <mi mathvariant="italic">lmg</mi>
              </mrow>
            </mrow>
            <mover accent="true">
              <mo stretchy="false">θ</mo>
              <mo stretchy="false">˙</mo>
            </mover>
            <mi>sin</mi>
            <mo stretchy="false">θ</mo>
          </mrow>
        </mtd>
      </mtr>
      <mtr>
        <mtd>
          <mrow>
            <mfrac>
              <mrow>
                <mn>1</mn>
              </mrow>
              <mrow>
                <mn>2</mn>
              </mrow>
            </mfrac>
            <mrow>
              <msup>
                <mi>v</mi>
                <mrow>
                  <mn>2</mn>
                </mrow>
              </msup>
              <mo stretchy="false">=</mo>
              <mi mathvariant="italic">lg</mi>
            </mrow>
            <mrow>
              <mo stretchy="false">(</mo>
              <mrow>
                <mi>cos</mi>
                <mrow>
                  <mo stretchy="false">θ</mo>
                  <mo stretchy="false">−</mo>
                  <mi>cos</mi>
                </mrow>
                <mo stretchy="false">θ</mo>
                <mn>0</mn>
              </mrow>
              <mo stretchy="false">)</mo>
            </mrow>
          </mrow>
        </mtd>
      </mtr>
    </mtable>
    <annotation encoding="StarMath 5.0">d vec l = l dot %theta vec e%theta newline
%delta W ( vec T) =0 newline
%delta W( vec P) = - lmg dot %theta sin %theta newline
{1} over {2} v^{2} = lg(cos %theta - cos %theta 0)</annotation>
  </semantics>
</math>
</file>

<file path=Object 5/content.xml><?xml version="1.0" encoding="utf-8"?>
<math xmlns="http://www.w3.org/1998/Math/MathML">
  <semantics>
    <mtable>
      <mtr>
        <mtd>
          <mrow>
            <mrow>
              <mfrac>
                <mrow>
                  <mi mathvariant="italic">dEc</mi>
                </mrow>
                <mrow>
                  <mi mathvariant="italic">dt</mi>
                </mrow>
              </mfrac>
              <mo stretchy="false">=</mo>
              <mrow>
                <mo stretchy="false">∑</mo>
                <mi>P</mi>
              </mrow>
            </mrow>
            <mrow>
              <mo stretchy="false">(</mo>
              <mrow>
                <mover accent="true">
                  <msub>
                    <mi>F</mi>
                    <mrow>
                      <mi mathvariant="italic">ext</mi>
                    </mrow>
                  </msub>
                  <mo stretchy="false">⃗</mo>
                </mover>
              </mrow>
              <mo stretchy="false">)</mo>
            </mrow>
          </mrow>
        </mtd>
      </mtr>
      <mtr>
        <mtd>
          <mrow>
            <mi mathvariant="italic">ou</mi>
            <mrow>
              <mi mathvariant="italic">dEc</mi>
              <mo stretchy="false">=</mo>
              <mo stretchy="false">δ</mo>
            </mrow>
            <mi>W</mi>
            <mrow>
              <mo stretchy="false">(</mo>
              <mrow>
                <mover accent="true">
                  <msub>
                    <mi>F</mi>
                    <mrow>
                      <mi mathvariant="italic">ext</mi>
                    </mrow>
                  </msub>
                  <mo stretchy="false">⃗</mo>
                </mover>
              </mrow>
              <mo stretchy="false">)</mo>
            </mrow>
          </mrow>
        </mtd>
      </mtr>
    </mtable>
    <annotation encoding="StarMath 5.0">{dEc} over {dt} = sum P( vec F_{ext}) newline
ou dEc=%delta W(vec F_{ext})</annotation>
  </semantics>
</math>
</file>

<file path=Object 6/content.xml><?xml version="1.0" encoding="utf-8"?>
<math xmlns="http://www.w3.org/1998/Math/MathML">
  <semantics>
    <mtable>
      <mtr>
        <mtd>
          <mrow>
            <mo stretchy="false">Δ</mo>
            <mrow>
              <mrow>
                <mi>U</mi>
                <mo stretchy="false">=</mo>
                <mn>0</mn>
              </mrow>
              <mo stretchy="false">=</mo>
              <mrow>
                <mo stretchy="false">(</mo>
                <mrow>
                  <mrow>
                    <msub>
                      <mi>m</mi>
                      <mrow>
                        <mi mathvariant="italic">ceau</mi>
                      </mrow>
                    </msub>
                    <mo stretchy="false">+</mo>
                    <msub>
                      <mi>m</mi>
                      <mrow>
                        <mi mathvariant="italic">calo</mi>
                      </mrow>
                    </msub>
                  </mrow>
                </mrow>
                <mo stretchy="false">)</mo>
              </mrow>
            </mrow>
            <msub>
              <mi>c</mi>
              <mrow>
                <mi mathvariant="italic">eau</mi>
              </mrow>
            </msub>
            <mrow>
              <mrow>
                <mo stretchy="false">(</mo>
                <mrow>
                  <mrow>
                    <msub>
                      <mi>T</mi>
                      <mrow>
                        <mi mathvariant="italic">eq</mi>
                      </mrow>
                    </msub>
                    <mo stretchy="false">−</mo>
                    <msub>
                      <mi>T</mi>
                      <mrow>
                        <mi>f</mi>
                      </mrow>
                    </msub>
                  </mrow>
                </mrow>
                <mo stretchy="false">)</mo>
              </mrow>
              <mo stretchy="false">+</mo>
              <msub>
                <mi>m</mi>
                <mrow>
                  <mi mathvariant="italic">laiton</mi>
                </mrow>
              </msub>
            </mrow>
            <msub>
              <mi>c</mi>
              <mrow>
                <mi mathvariant="italic">laiton</mi>
              </mrow>
            </msub>
            <mrow>
              <mo stretchy="false">(</mo>
              <mrow>
                <mrow>
                  <msub>
                    <mi>T</mi>
                    <mrow>
                      <mi mathvariant="italic">eq</mi>
                    </mrow>
                  </msub>
                  <mo stretchy="false">−</mo>
                  <msub>
                    <mi>T</mi>
                    <mrow>
                      <mi>c</mi>
                    </mrow>
                  </msub>
                </mrow>
              </mrow>
              <mo stretchy="false">)</mo>
            </mrow>
          </mrow>
        </mtd>
      </mtr>
      <mtr>
        <mtd>
          <mrow>
            <mrow>
              <msub>
                <mi>c</mi>
                <mrow>
                  <mi mathvariant="italic">laiton</mi>
                </mrow>
              </msub>
              <mo stretchy="false">=</mo>
              <mfrac>
                <mrow>
                  <mo stretchy="false">−</mo>
                  <mrow>
                    <mrow>
                      <mo stretchy="false">(</mo>
                      <mrow>
                        <mrow>
                          <msub>
                            <mi>m</mi>
                            <mrow>
                              <mi mathvariant="italic">ceau</mi>
                            </mrow>
                          </msub>
                          <mo stretchy="false">+</mo>
                          <msub>
                            <mi>m</mi>
                            <mrow>
                              <mi mathvariant="italic">calo</mi>
                            </mrow>
                          </msub>
                        </mrow>
                      </mrow>
                      <mo stretchy="false">)</mo>
                    </mrow>
                    <msub>
                      <mi>c</mi>
                      <mrow>
                        <mi mathvariant="italic">eau</mi>
                      </mrow>
                    </msub>
                    <mrow>
                      <mo stretchy="false">(</mo>
                      <mrow>
                        <mrow>
                          <msub>
                            <mi>T</mi>
                            <mrow>
                              <mi mathvariant="italic">eq</mi>
                            </mrow>
                          </msub>
                          <mo stretchy="false">−</mo>
                          <msub>
                            <mi>T</mi>
                            <mrow>
                              <mi>f</mi>
                            </mrow>
                          </msub>
                        </mrow>
                      </mrow>
                      <mo stretchy="false">)</mo>
                    </mrow>
                  </mrow>
                </mrow>
                <mrow>
                  <msub>
                    <mi>m</mi>
                    <mrow>
                      <mi mathvariant="italic">laiton</mi>
                    </mrow>
                  </msub>
                  <mrow>
                    <mo stretchy="false">(</mo>
                    <mrow>
                      <mrow>
                        <msub>
                          <mi>T</mi>
                          <mrow>
                            <mi mathvariant="italic">eq</mi>
                          </mrow>
                        </msub>
                        <mo stretchy="false">−</mo>
                        <msub>
                          <mi>T</mi>
                          <mrow>
                            <mi>c</mi>
                          </mrow>
                        </msub>
                      </mrow>
                    </mrow>
                    <mo stretchy="false">)</mo>
                  </mrow>
                </mrow>
              </mfrac>
            </mrow>
          </mrow>
        </mtd>
      </mtr>
    </mtable>
    <annotation encoding="StarMath 5.0">%DELTA U =0 = (m_{ceau} + m_{calo})c_{eau}(T_{eq}-T_{f}) +m_{laiton}c_{laiton}(T_{eq}-T_{c})newline
c_{laiton} = - {(m_{ceau} + m_{calo})c_{eau}(T_{eq}-T_{f})} over {m_{laiton}(T_{eq}-T_{c})}</annotation>
  </semantics>
</math>
</file>

<file path=Object 7/content.xml><?xml version="1.0" encoding="utf-8"?>
<math xmlns="http://www.w3.org/1998/Math/MathML">
  <semantics>
    <mtable>
      <mtr>
        <mtd>
          <mrow>
            <mrow>
              <mover accent="true">
                <mi>T</mi>
                <mo stretchy="false">⃗</mo>
              </mover>
              <mo stretchy="false">=</mo>
              <mi>T</mi>
            </mrow>
            <mover accent="true">
              <mi mathvariant="italic">er</mi>
              <mo stretchy="false">⃗</mo>
            </mover>
          </mrow>
        </mtd>
      </mtr>
      <mtr>
        <mtd>
          <mrow>
            <mrow>
              <mover accent="true">
                <mi>P</mi>
                <mo stretchy="false">⃗</mo>
              </mover>
              <mo stretchy="false">=</mo>
              <mi mathvariant="italic">mgl</mi>
            </mrow>
            <mrow>
              <mo stretchy="false">(</mo>
              <mrow>
                <mi>cos</mi>
                <mo stretchy="false">θ</mo>
                <mrow>
                  <mover accent="true">
                    <mi mathvariant="italic">er</mi>
                    <mo stretchy="false">⃗</mo>
                  </mover>
                  <mo stretchy="false">−</mo>
                  <mi>sin</mi>
                </mrow>
                <mo stretchy="false">θ</mo>
                <mover accent="true">
                  <mi>e</mi>
                  <mo stretchy="false">⃗</mo>
                </mover>
                <mo stretchy="false">θ</mo>
              </mrow>
              <mo stretchy="false">)</mo>
            </mrow>
          </mrow>
        </mtd>
      </mtr>
    </mtable>
    <annotation encoding="StarMath 5.0">vec T = T vec er newline
vec P = mgl (cos %theta  vec er - sin  %theta vec e%theta ) newline
</annotation>
  </semantics>
</math>
</file>